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Mono'" style:font-family-asian="'Liberation Mono'" style:font-family-complex="'Liberation Mono'" fo:background-color="transparent" fo:color="#000000"/>
    </style:style>
    <style:style style:name="T2" style:family="text">
      <style:text-properties fo:font-size="12.00pt" fo:font-weight="normal" fo:font-family="'Liberation Mono'" style:font-family-asian="'Liberation Mono'" style:font-family-complex="'Liberation Mono'" fo:background-color="transparent" fo:color="#000000"/>
    </style:style>
    <style:style style:name="T3" style:family="text">
      <style:text-properties fo:font-size="12.00pt" fo:font-weight="bold" fo:font-family="'Liberation Mono'" style:font-family-asian="'Liberation Mono'" style:font-family-complex="'Liberation Mono'" fo:background-color="transparent" fo:color="#000000"/>
    </style:style>
    <style:style style:name="T4" style:family="text">
      <style:text-properties fo:font-size="12.00pt" fo:font-weight="normal" fo:font-family="'Liberation Mono'" style:font-family-asian="'Liberation Mono'" style:font-family-complex="'Liberation Mono'" fo:background-color="transparent" fo:color="#000000"/>
    </style:style>
    <style:style style:name="T5" style:family="text">
      <style:text-properties fo:font-size="12.00pt" fo:font-weight="bold" fo:font-family="'Liberation Mono'" style:font-family-asian="'Liberation Mono'" style:font-family-complex="'Liberation Mono'" fo:background-color="transparent" fo:color="#000000"/>
    </style:style>
    <style:style style:name="T6" style:family="text">
      <style:text-properties fo:font-size="12.00pt" fo:font-weight="normal" fo:font-family="'Liberation Mono'" style:font-family-asian="'Liberation Mono'" style:font-family-complex="'Liberation Mono'" fo:background-color="transparent" fo:color="#000000"/>
    </style:style>
    <style:style style:name="T7" style:family="text">
      <style:text-properties fo:font-size="12.00pt" fo:font-weight="bold" fo:font-family="'Liberation Mono'" style:font-family-asian="'Liberation Mono'" style:font-family-complex="'Liberation Mono'" fo:background-color="transparent" fo:color="#000000"/>
    </style:style>
    <style:style style:name="T8" style:family="text">
      <style:text-properties fo:font-size="12.00pt" fo:font-weight="normal" fo:font-family="'Liberation Mono'" style:font-family-asian="'Liberation Mono'" style:font-family-complex="'Liberation Mono'" fo:background-color="transparent" fo:color="#000000"/>
    </style:style>
    <style:style style:name="T9" style:family="text">
      <style:text-properties fo:font-size="12.00pt" fo:font-weight="bold" fo:font-family="'Liberation Mono'" style:font-family-asian="'Liberation Mono'" style:font-family-complex="'Liberation Mono'" fo:background-color="transparent" fo:color="#000000"/>
    </style:style>
    <style:style style:name="T10" style:family="text">
      <style:text-properties fo:font-size="12.00pt" fo:font-weight="normal" fo:font-family="'Liberation Mono'" style:font-family-asian="'Liberation Mono'" style:font-family-complex="'Liberation Mono'" fo:background-color="transparent" fo:color="#000000"/>
    </style:style>
    <style:style style:name="T11" style:family="text">
      <style:text-properties fo:font-size="12.00pt" fo:font-weight="bold" fo:font-family="'Liberation Mono'" style:font-family-asian="'Liberation Mono'" style:font-family-complex="'Liberation Mono'" fo:background-color="transparent" fo:color="#000000"/>
    </style:style>
    <style:style style:name="T12" style:family="text">
      <style:text-properties fo:font-size="12.00pt" fo:font-weight="normal" fo:font-family="'Liberation Mono'" style:font-family-asian="'Liberation Mono'" style:font-family-complex="'Liberation Mono'" fo:background-color="transparent" fo:color="#000000"/>
    </style:style>
    <style:style style:name="T13" style:family="text">
      <style:text-properties fo:font-size="12.00pt" fo:font-weight="bold" fo:font-family="'Liberation Mono'" style:font-family-asian="'Liberation Mono'" style:font-family-complex="'Liberation Mono'" fo:background-color="transparent" fo:color="#000000"/>
    </style:style>
    <style:style style:name="T14" style:family="text">
      <style:text-properties fo:font-size="12.00pt" fo:font-weight="normal" fo:font-family="'Liberation Mono'" style:font-family-asian="'Liberation Mono'" style:font-family-complex="'Liberation Mono'" fo:background-color="transparent" fo:color="#000000"/>
    </style:style>
    <style:style style:name="T15" style:family="text">
      <style:text-properties fo:font-size="12.00pt" fo:font-weight="bold" fo:font-family="'Liberation Mono'" style:font-family-asian="'Liberation Mono'" style:font-family-complex="'Liberation Mono'" fo:background-color="transparent" fo:color="#000000"/>
    </style:style>
    <style:style style:name="T16" style:family="text">
      <style:text-properties fo:font-size="12.00pt" fo:font-weight="normal" fo:font-family="'Liberation Mono'" style:font-family-asian="'Liberation Mono'" style:font-family-complex="'Liberation Mono'" fo:background-color="transparent" fo:color="#000000"/>
    </style:style>
    <style:style style:name="T17" style:family="text">
      <style:text-properties fo:font-size="12.00pt" fo:font-weight="bold" fo:font-family="'Liberation Mono'" style:font-family-asian="'Liberation Mono'" style:font-family-complex="'Liberation Mono'" fo:background-color="transparent" fo:color="#000000"/>
    </style:style>
    <style:style style:name="T18" style:family="text">
      <style:text-properties fo:font-size="12.00pt" fo:font-weight="normal" fo:font-family="'Liberation Mono'" style:font-family-asian="'Liberation Mono'" style:font-family-complex="'Liberation Mono'"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7.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15.00%" fo:text-align="left" fo:margin-left="-18.00pt" fo:text-indent="18.00pt" fo:margin-bottom="7.00pt"/>
    </style:style>
    <style:style style:name="P3" style:family="paragraph">
      <style:paragraph-properties fo:line-height="115.00%" fo:text-align="left" fo:margin-bottom="7.00p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15.00%" fo:text-align="left" fo:margin-left="-18.00pt" fo:text-indent="18.00pt" fo:margin-bottom="7.00pt"/>
    </style:style>
    <style:style style:name="P5" style:family="paragraph">
      <style:paragraph-properties fo:line-height="115.00%" fo:text-align="left" fo:margin-bottom="7.00pt"/>
    </style:style>
  </office:automatic-styles>
  <office:body>
    <office:text>
      <text:p text:style-name="P1"><text:span text:style-name="T1">Q-1) What is Software ?</text:span></text:p>
      <text:p text:style-name="P1"><text:span text:style-name="T1">=&gt;</text:span><text:span text:style-name="T2"><text:s/>Software is a command given by an humans to machines. In simple language we can say the command given by us is executed by a machine.</text:span></text:p>
      <text:p text:style-name="P1"><text:span text:style-name="T3">Q-2) What are the types of Applications ?</text:span></text:p>
      <text:p text:style-name="P1"><text:span text:style-name="T3">=&gt;</text:span><text:span text:style-name="T4"><text:s/>The types applications are as follows :</text:span></text:p>
      <text:list text:style-name="L2">
        <text:list-item>
          <text:p text:style-name="P2"><text:span text:style-name="T4">Application Software</text:span></text:p>
        </text:list-item>
        <text:list-item>
          <text:p text:style-name="P2"><text:span text:style-name="T4">System Software</text:span></text:p>
        </text:list-item>
        <text:list-item>
          <text:p text:style-name="P2"><text:span text:style-name="T4">Driver Software</text:span></text:p>
        </text:list-item>
        <text:list-item>
          <text:p text:style-name="P2"><text:span text:style-name="T4">Programming Software</text:span></text:p>
        </text:list-item>
      </text:list>
      <text:p text:style-name="P3"><text:span text:style-name="T5">Q-3) What is Programming ?</text:span></text:p>
      <text:p text:style-name="P3"><text:span text:style-name="T5">=&gt;</text:span><text:span text:style-name="T6"><text:s/>A programming language is a set of instructions and syntax used to create software programs. Some of the key features of programming languages include:</text:span></text:p>
      <text:list text:style-name="L4">
        <text:list-item>
          <text:p text:style-name="P4"><text:span text:style-name="T6">Syntax: The specific rules and structure used to write code in a programming language.</text:span></text:p>
        </text:list-item>
        <text:list-item>
          <text:p text:style-name="P4"><text:span text:style-name="T6">Data Types: The type of values that can be stored in a program, such as numbers, strings, and booleans.</text:span></text:p>
        </text:list-item>
        <text:list-item>
          <text:p text:style-name="P4"><text:span text:style-name="T6">Variables: Named memory locations that can store values.</text:span></text:p>
        </text:list-item>
        <text:list-item>
          <text:p text:style-name="P4"><text:span text:style-name="T6">Operators: Symbols used to perform operations on values, such as addition, subtraction, and comparison.</text:span></text:p>
        </text:list-item>
        <text:list-item>
          <text:p text:style-name="P4"><text:span text:style-name="T6">Control Structures: Statements used to control the flow of a program, such as if-else statements, loops, and function calls.</text:span></text:p>
        </text:list-item>
        <text:list-item>
          <text:p text:style-name="P4"><text:span text:style-name="T6">Libraries and Frameworks: Collections of pre-written code that can be used to perform common tasks and speed up development.</text:span></text:p>
        </text:list-item>
        <text:list-item>
          <text:p text:style-name="P4"><text:span text:style-name="T6">Paradigms: The programming style or philosophy used in the language, such as procedural, object-oriented, or functional.</text:span></text:p>
        </text:list-item>
      </text:list>
      <text:p text:style-name="P5"><text:span text:style-name="T7">Q-4) What is Python ?</text:span></text:p>
      <text:p text:style-name="P5"><text:span text:style-name="T7">=&gt;</text:span><text:span text:style-name="T8"><text:s/>Python is userfriendly language which can be used on any platform. It is an Object-oriented language. This language is mostly used by NASA, ISRO and DRDO for complex calculations to be performed by them. Example : To determine whether today it will be raining or not.</text:span></text:p>
      <text:p text:style-name="P5"><text:span text:style-name="T9">Q-5) What are negative indexes and why are they used ?</text:span></text:p>
      <text:p text:style-name="P5"><text:span text:style-name="T9">=&gt;<text:s/></text:span><text:span text:style-name="T10">The index value of -1 gives the last element, and -2 gives the second last element of an array. The negative indexing starts from where the array ends. This means that the last element of the array is the first element in the negative indexing which is -1.</text:span></text:p>
      <text:p text:style-name="P5"><text:span text:style-name="T11">Example :</text:span></text:p>
      <text:p text:style-name="P5"><text:span text:style-name="T12">n = [10, 20, 30, 40, 60]</text:span></text:p>
      <text:p text:style-name="P5"><text:span text:style-name="T12">print(n[-5])</text:span></text:p>
      <text:p text:style-name="P5"><text:span text:style-name="T13">Output:</text:span></text:p>
      <text:p text:style-name="P5"><text:span text:style-name="T14">10</text:span></text:p>
      <text:p text:style-name="P5"><text:span text:style-name="T14">Negative indexing can be useful for getting the last few elements of a sequence, reversing a sequence, or performing other operations that require accessing elements from the end.</text:span></text:p>
      <text:p text:style-name="P5"><text:span text:style-name="T15">Q-6) How memory is managed in Python ?</text:span></text:p>
      <text:p text:style-name="P5"><text:span text:style-name="T15">=&gt;<text:s/></text:span><text:span text:style-name="T16">Memory allocation can be defined as allocating a block of space in the computer memory to a program. In Python memory allocation and deallocation is automatic as the Python developers created a garbage collector for Python so that the user does not have to do manual garbage collection.</text:span></text:p>
      <text:p text:style-name="P5"><text:span text:style-name="T17">Garbage collection :</text:span></text:p>
      <text:p text:style-name="P5"><text:span text:style-name="T18">It is a process in which the interpreter frees up the memory when not in use to make it available for other objects.</text:span></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